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1.834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5.4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4.4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7.4cm"/>
    </style:style>
    <style:style style:name="gr6" style:family="graphic" style:parent-style-name="standard">
      <style:graphic-properties draw:textarea-horizontal-align="justify" draw:textarea-vertical-align="middle" draw:auto-grow-height="false" fo:min-height="0.506cm" fo:min-width="5.23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draw:fill="none" draw:fill-color="#729fcf" fo:min-height="0.713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3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05cm" fo:min-width="3.7cm"/>
    </style:style>
    <style:style style:name="gr13" style:family="graphic" style:parent-style-name="standard">
      <style:graphic-properties draw:textarea-horizontal-align="justify" draw:textarea-vertical-align="middle" draw:auto-grow-height="false" fo:min-height="0.57cm" fo:min-width="2.146cm"/>
    </style:style>
    <style:style style:name="gr14" style:family="graphic" style:parent-style-name="standard">
      <style:graphic-properties draw:textarea-horizontal-align="justify" draw:textarea-vertical-align="middle" draw:auto-grow-height="false" fo:min-height="0.444cm" fo:min-width="1.956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textarea-horizontal-align="justify" draw:textarea-vertical-align="middle" draw:auto-grow-height="false" fo:min-height="0.318cm" fo:min-width="2.02cm"/>
    </style:style>
    <style:style style:name="gr17" style:family="graphic" style:parent-style-name="standard">
      <style:graphic-properties draw:textarea-horizontal-align="justify" draw:textarea-vertical-align="middle" draw:auto-grow-height="false" fo:min-height="0.444cm" fo:min-width="1.768cm"/>
    </style:style>
    <style:style style:name="gr18" style:family="graphic" style:parent-style-name="standard">
      <style:graphic-properties draw:textarea-horizontal-align="justify" draw:textarea-vertical-align="middle" draw:auto-grow-height="false" fo:min-height="1.024cm" fo:min-width="1.974cm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4.3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4.4cm"/>
    </style:style>
    <style:style style:name="gr21" style:family="graphic" style:parent-style-name="standard">
      <style:graphic-properties draw:textarea-horizontal-align="justify" draw:textarea-vertical-align="middle" draw:auto-grow-height="false" fo:min-height="0.85cm" fo:min-width="1.9cm"/>
    </style:style>
    <style:style style:name="gr22" style:family="graphic" style:parent-style-name="standard">
      <style:graphic-properties draw:textarea-horizontal-align="justify" draw:textarea-vertical-align="middle" draw:auto-grow-height="false" fo:min-height="0.55cm" fo:min-width="2.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729fc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cm" svg:height="1.6cm" svg:x="7.9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9.55cm" svg:y1="2.8cm" svg:x2="9.55cm" svg:y2="3.7cm" draw:start-shape="id1" draw:start-glue-point="8" draw:end-shape="id2" draw:end-glue-point="0" svg:d="M9550 2800v900" svg:viewBox="0 0 1 901">
          <text:p/>
        </draw:connector>
        <draw:custom-shape draw:style-name="gr3" draw:text-style-name="P1" xml:id="id2" draw:id="id2" draw:layer="layout" svg:width="5.9cm" svg:height="1.6cm" svg:x="6.6cm" svg:y="3.7cm">
          <text:p text:style-name="P1"><text:span text:style-name="T1">Player Name,</text:span></text:p>
          <text:p text:style-name="P1"><text:span text:style-name="T1">Amount of Amazons,</text:span></text:p>
          <text:p text:style-name="P1"><text:span text:style-name="T1">Board Siz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4.9cm" svg:height="1.4cm" svg:x="7.1cm" svg:y="5.9cm">
          <text:p text:style-name="P1"><text:span text:style-name="T2">Set Amazons 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55cm" svg:y1="5.3cm" svg:x2="9.55cm" svg:y2="5.9cm" draw:start-shape="id2" draw:start-glue-point="2" draw:end-shape="id3" draw:end-glue-point="0" svg:d="M9550 5300v600" svg:viewBox="0 0 1 601">
          <text:p/>
        </draw:connector>
        <draw:custom-shape draw:style-name="gr5" draw:text-style-name="P1" xml:id="id4" draw:id="id4" draw:layer="layout" svg:width="7.9cm" svg:height="1.5cm" svg:x="5.6cm" svg:y="8.1cm">
          <text:p text:style-name="P1"><text:span text:style-name="T1">Set random artifacts in empty space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55cm" svg:y1="7.3cm" svg:x2="9.55cm" svg:y2="8.1cm" draw:start-shape="id3" draw:start-glue-point="2" draw:end-shape="id4" draw:end-glue-point="0" svg:d="M9550 7300v800" svg:viewBox="0 0 1 801">
          <text:p/>
        </draw:connector>
        <draw:custom-shape draw:style-name="gr6" draw:text-style-name="P1" xml:id="id5" draw:id="id5" draw:layer="layout" svg:width="9.1cm" svg:height="1.2cm" svg:x="5cm" svg:y="10.3cm">
          <text:p text:style-name="P1"><text:span text:style-name="T2">Possible player movements?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9.55cm" svg:y1="9.6cm" svg:x2="9.55cm" svg:y2="10.3cm" draw:start-shape="id4" draw:start-glue-point="2" draw:end-shape="id5" svg:d="M9550 9600v700" svg:viewBox="0 0 1 701">
          <text:p/>
        </draw:connector>
        <draw:custom-shape draw:style-name="gr1" draw:text-style-name="P1" xml:id="id7" draw:id="id7" draw:layer="layout" svg:width="3.3cm" svg:height="1.6cm" svg:x="15.773cm" svg:y="24.9cm">
          <text:p text:style-name="P1"><text:span text:style-name="T2">End G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4cm" svg:height="1.6cm" svg:x="15.4cm" svg:y="17.1cm">
          <text:p text:style-name="P1"><text:span text:style-name="T3">Calculate player’s score.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397cm" svg:y1="23.6cm" svg:x2="17.423cm" svg:y2="24.9cm" draw:start-shape="id6" draw:start-glue-point="2" draw:end-shape="id7" draw:end-glue-point="4" svg:d="M17397 23600v650h26v650" svg:viewBox="0 0 27 1301">
          <text:p/>
        </draw:connector>
        <draw:connector draw:style-name="gr8" draw:text-style-name="P2" draw:layer="layout" draw:line-skew="-3.101cm" svg:x1="12.963cm" svg:y1="10.9cm" svg:x2="17.4cm" svg:y2="17.1cm" draw:start-shape="id5" draw:start-glue-point="6" draw:end-shape="id8" draw:end-glue-point="0" svg:d="M12963 10900v300h4437v5900" svg:viewBox="0 0 4438 6201">
          <text:p/>
        </draw:connector>
        <draw:frame draw:style-name="gr9" draw:text-style-name="P3" draw:layer="layout" svg:width="1.455cm" svg:height="0.963cm" svg:x="14.745cm" svg:y="10.3cm">
          <draw:text-box>
            <text:p>NO</text:p>
          </draw:text-box>
        </draw:frame>
        <draw:custom-shape draw:style-name="gr10" draw:text-style-name="P1" xml:id="id9" draw:id="id9" draw:layer="layout" svg:width="3.8cm" svg:height="1.1cm" svg:x="7.7cm" svg:y="12.6cm">
          <text:p text:style-name="P1"><text:span text:style-name="T1">Move playe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55cm" svg:y1="11.5cm" svg:x2="9.6cm" svg:y2="12.6cm" draw:start-shape="id5" draw:start-glue-point="8" draw:end-shape="id9" draw:end-glue-point="0" svg:d="M9550 11500v551h50v549" svg:viewBox="0 0 51 1101">
          <text:p/>
        </draw:connector>
        <draw:frame draw:style-name="gr11" draw:text-style-name="P4" draw:layer="layout" svg:width="1.306cm" svg:height="0.802cm" svg:x="9.7cm" svg:y="11.5cm">
          <draw:text-box>
            <text:p><text:span text:style-name="T4">Yes</text:span></text:p>
          </draw:text-box>
        </draw:frame>
        <draw:custom-shape draw:style-name="gr12" draw:text-style-name="P1" xml:id="id10" draw:id="id10" draw:layer="layout" svg:width="4.2cm" svg:height="1.3cm" svg:x="7.4cm" svg:y="14.2cm">
          <text:p text:style-name="P1"><text:span text:style-name="T5">Collect artifac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6cm" svg:y1="13.7cm" svg:x2="9.5cm" svg:y2="14.2cm" draw:start-shape="id9" draw:start-glue-point="2" draw:end-shape="id10" draw:end-glue-point="0" svg:d="M9600 13700v250h-100v250" svg:viewBox="0 0 101 501">
          <text:p/>
        </draw:connector>
        <draw:custom-shape draw:style-name="gr13" draw:text-style-name="P1" xml:id="id11" draw:id="id11" draw:layer="layout" svg:width="4.2cm" svg:height="1.3cm" svg:x="2cm" svg:y="16.9cm">
          <text:p text:style-name="P1"><text:span text:style-name="T3">Is it an arrow?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9.5cm" svg:y1="15.5cm" svg:x2="4.1cm" svg:y2="16.9cm" draw:start-shape="id10" draw:end-shape="id11" draw:end-glue-point="5" svg:d="M9500 15500v700h-5400v700" svg:viewBox="0 0 5401 1401">
          <text:p/>
        </draw:connector>
        <draw:custom-shape draw:style-name="gr14" draw:text-style-name="P1" xml:id="id12" draw:id="id12" draw:layer="layout" svg:width="3.9cm" svg:height="1.1cm" svg:x="2.1cm" svg:y="19.7cm">
          <text:p text:style-name="P1"><text:span text:style-name="T6">Is it a spear?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5" draw:text-style-name="P5" draw:layer="layout" svg:width="1.455cm" svg:height="0.963cm" svg:x="3.745cm" svg:y="18.337cm">
          <draw:text-box>
            <text:p><text:span text:style-name="T4">NO</text:span></text:p>
          </draw:text-box>
        </draw:frame>
        <draw:connector draw:style-name="gr2" draw:text-style-name="P2" draw:layer="layout" svg:x1="3.575cm" svg:y1="18.2cm" svg:x2="4.538cm" svg:y2="19.7cm" draw:start-shape="id11" draw:start-glue-point="7" draw:end-shape="id12" draw:end-glue-point="4" svg:d="M3575 18200v751h963v749" svg:viewBox="0 0 964 1501">
          <text:p/>
        </draw:connector>
        <draw:custom-shape draw:style-name="gr16" draw:text-style-name="P1" xml:id="id13" draw:id="id13" draw:layer="layout" svg:width="4cm" svg:height="0.9cm" svg:x="1.6cm" svg:y="23.5cm">
          <text:p text:style-name="P1"><text:span text:style-name="T5">Is it a hors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3.562cm" svg:y1="20.8cm" svg:x2="3.6cm" svg:y2="23.5cm" draw:start-shape="id12" draw:start-glue-point="7" draw:end-shape="id13" draw:end-glue-point="5" svg:d="M3562 20800v1351h38v1349" svg:viewBox="0 0 39 2701">
          <text:p/>
        </draw:connector>
        <draw:frame draw:style-name="gr15" draw:text-style-name="P5" draw:layer="layout" svg:width="1.455cm" svg:height="0.963cm" svg:x="3.645cm" svg:y="21.337cm">
          <draw:text-box>
            <text:p><text:span text:style-name="T4">NO</text:span></text:p>
          </draw:text-box>
        </draw:frame>
        <draw:custom-shape draw:style-name="gr17" draw:text-style-name="P1" xml:id="id14" draw:id="id14" draw:layer="layout" svg:width="3.6cm" svg:height="1.1cm" svg:x="2.8cm" svg:y="26cm">
          <text:p text:style-name="P1"><text:span text:style-name="T6">Broken arrow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3.6cm" svg:y1="24.4cm" svg:x2="5.05cm" svg:y2="26cm" draw:start-shape="id13" draw:start-glue-point="8" draw:end-shape="id14" draw:end-glue-point="4" svg:d="M3600 24400v801h1450v799" svg:viewBox="0 0 1451 1601">
          <text:p/>
        </draw:connector>
        <draw:custom-shape draw:style-name="gr18" draw:text-style-name="P1" xml:id="id17" draw:id="id17" draw:layer="layout" svg:width="3cm" svg:height="1.8cm" svg:x="11.5cm" svg:y="18.8cm">
          <text:p text:style-name="P1"><text:span text:style-name="T6">Change the playe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5" draw:text-style-name="P5" draw:layer="layout" svg:width="1.455cm" svg:height="0.963cm" svg:x="3.945cm" svg:y="24.4cm">
          <draw:text-box>
            <text:p><text:span text:style-name="T4">NO</text:span></text:p>
          </draw:text-box>
        </draw:frame>
        <draw:custom-shape draw:style-name="gr19" draw:text-style-name="P1" xml:id="id15" draw:id="id15" draw:layer="layout" svg:width="4.8cm" svg:height="1.4cm" svg:x="15cm" svg:y="19.9cm">
          <text:p text:style-name="P1"><text:span text:style-name="T3">Player with highest score win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4cm" svg:y1="18.7cm" svg:x2="17.4cm" svg:y2="19.9cm" draw:start-shape="id8" draw:start-glue-point="2" draw:end-shape="id15" draw:end-glue-point="0" svg:d="M17400 18700v1200" svg:viewBox="0 0 1 1201">
          <text:p/>
        </draw:connector>
        <draw:custom-shape draw:style-name="gr20" draw:text-style-name="P1" xml:id="id6" draw:id="id6" draw:layer="layout" svg:width="4.9cm" svg:height="1cm" svg:x="14.947cm" svg:y="22.6cm">
          <text:p text:style-name="P1"><text:span text:style-name="T1">Print winner’s nam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4cm" svg:y1="21.3cm" svg:x2="17.397cm" svg:y2="22.6cm" draw:start-shape="id15" draw:start-glue-point="2" draw:end-shape="id6" draw:end-glue-point="0" svg:d="M17400 21300v650h-3v650" svg:viewBox="0 0 4 1301">
          <text:p/>
        </draw:connector>
        <draw:custom-shape draw:style-name="gr21" draw:text-style-name="P1" xml:id="id16" draw:id="id16" draw:layer="layout" svg:width="2.4cm" svg:height="1.1cm" svg:x="8.6cm" svg:y="16.5cm">
          <text:p text:style-name="P1"><text:span text:style-name="T5">Shoot Arrow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675cm" svg:y1="17.55cm" svg:x2="8.6cm" svg:y2="17.05cm" draw:start-shape="id11" draw:start-glue-point="6" draw:end-shape="id16" draw:end-glue-point="3" svg:d="M5675 17550h1726v-500h1199" svg:viewBox="0 0 2926 501">
          <text:p/>
        </draw:connector>
        <draw:connector draw:style-name="gr2" draw:text-style-name="P2" draw:layer="layout" svg:x1="11cm" svg:y1="17.05cm" svg:x2="12.4cm" svg:y2="18.8cm" draw:start-shape="id16" draw:start-glue-point="1" draw:end-shape="id17" draw:end-glue-point="4" svg:d="M11000 17050h1400v1750" svg:viewBox="0 0 1401 1751">
          <text:p/>
        </draw:connector>
        <draw:custom-shape draw:style-name="gr22" draw:text-style-name="P1" xml:id="id18" draw:id="id18" draw:layer="layout" svg:width="2.7cm" svg:height="0.8cm" svg:x="7.5cm" svg:y="18.347cm">
          <text:p text:style-name="P1"><text:span text:style-name="T5">Launch Spea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513cm" svg:y1="20.25cm" svg:x2="7.5cm" svg:y2="18.747cm" draw:start-shape="id12" draw:start-glue-point="6" draw:end-shape="id18" draw:end-glue-point="3" svg:d="M5513 20250h1238v-1503h749" svg:viewBox="0 0 1988 1504">
          <text:p/>
        </draw:connector>
        <draw:connector draw:style-name="gr2" draw:text-style-name="P2" draw:layer="layout" svg:x1="10.2cm" svg:y1="18.747cm" svg:x2="11.5cm" svg:y2="19.7cm" draw:start-shape="id18" draw:start-glue-point="1" draw:end-shape="id17" svg:d="M10200 18747h650v953h650" svg:viewBox="0 0 1301 954">
          <text:p/>
        </draw:connector>
        <draw:connector draw:style-name="gr2" draw:text-style-name="P2" draw:layer="layout" svg:x1="5.95cm" svg:y1="26.55cm" svg:x2="13cm" svg:y2="20.6cm" draw:start-shape="id14" draw:start-glue-point="6" draw:end-shape="id17" draw:end-glue-point="2" svg:d="M5950 26550h7050v-5950" svg:viewBox="0 0 7051 5951">
          <text:p/>
        </draw:connector>
        <draw:frame draw:style-name="gr23" draw:text-style-name="P4" draw:layer="layout" svg:width="1.306cm" svg:height="0.802cm" svg:x="6.194cm" svg:y="16.898cm">
          <draw:text-box>
            <text:p><text:span text:style-name="T4">Yes</text:span></text:p>
          </draw:text-box>
        </draw:frame>
        <draw:frame draw:style-name="gr24" draw:text-style-name="P4" draw:layer="layout" svg:width="1.306cm" svg:height="0.802cm" svg:x="5.694cm" svg:y="19.6cm">
          <draw:text-box>
            <text:p><text:span text:style-name="T4">Yes</text:span></text:p>
          </draw:text-box>
        </draw:frame>
        <draw:frame draw:style-name="gr11" draw:text-style-name="P4" draw:layer="layout" svg:width="1.306cm" svg:height="0.802cm" svg:x="7.2cm" svg:y="25.798cm">
          <draw:text-box>
            <text:p><text:span text:style-name="T4">Yes</text:span></text:p>
          </draw:text-box>
        </draw:frame>
        <draw:connector draw:style-name="gr2" draw:text-style-name="P2" draw:layer="layout" draw:line-skew="0.598cm -5.15cm" svg:x1="3.1cm" svg:y1="24.4cm" svg:x2="7.7cm" svg:y2="13.15cm" draw:start-shape="id13" draw:start-glue-point="7" draw:end-shape="id9" draw:end-glue-point="3" svg:d="M3100 24400v1100h-1600v-12350h6200" svg:viewBox="0 0 6201 12351">
          <text:p/>
        </draw:connector>
        <draw:frame draw:style-name="gr11" draw:text-style-name="P4" draw:layer="layout" svg:width="1.306cm" svg:height="0.802cm" svg:x="1.594cm" svg:y="24.798cm">
          <draw:text-box>
            <text:p><text:span text:style-name="T4">Yes</text:span></text:p>
          </draw:text-box>
        </draw:frame>
        <draw:connector draw:style-name="gr2" draw:text-style-name="P2" draw:layer="layout" draw:line-skew="0.398cm -1.099cm" svg:x1="4.15cm" svg:y1="27.1cm" svg:x2="7.4cm" svg:y2="14.85cm" draw:start-shape="id14" draw:start-glue-point="7" draw:end-shape="id10" draw:end-glue-point="3" svg:d="M4150 27100v900h-2950v-13150h6200" svg:viewBox="0 0 6201 13151">
          <text:p/>
        </draw:connector>
        <draw:frame draw:style-name="gr15" draw:text-style-name="P5" draw:layer="layout" svg:width="1.455cm" svg:height="0.963cm" svg:x="1.945cm" svg:y="27.357cm">
          <draw:text-box>
            <text:p><text:span text:style-name="T4">N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4T00:00:22.675000000</meta:creation-date>
    <dc:date>2020-12-04T11:51:19.192000000</dc:date>
    <meta:editing-duration>PT7S</meta:editing-duration>
    <meta:editing-cycles>1</meta:editing-cycles>
    <meta:document-statistic meta:object-count="49"/>
    <meta:generator>LibreOffice/6.3.2.2$Windows_X86_64 LibreOffice_project/98b30e735bda24bc04ab42594c85f7fd8be07b9c</meta:generator>
  </office:meta>
</office:document-meta>
</file>